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2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1080883634681602693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6"><text:span text:style-name="T1"/></text:p>
      <text:p text:style-name="P6"><text:span text:style-name="T1">36.9 miles in the last week</text:span></text:p>
      <text:list xml:id="list4549895888715486344" text:style-name="L2">
        <text:list-item>
          <text:list>
            <text:list-header>
              <text:p text:style-name="P2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0T17:05:13.18</dc:date>
    <dc:creator>James Lombardi</dc:creator>
    <meta:editing-duration>PT2H38M39S</meta:editing-duration>
    <meta:editing-cycles>30</meta:editing-cycles>
    <meta:document-statistic meta:table-count="0" meta:image-count="0" meta:object-count="0" meta:page-count="15" meta:paragraph-count="509" meta:word-count="5320" meta:character-count="26285"/>
  </office:meta>
</office:document-meta>
</file>